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28cm"/>
    </style:style>
    <style:style style:name="co2" style:family="table-column">
      <style:table-column-properties fo:break-before="auto" style:column-width="23.324cm"/>
    </style:style>
    <style:style style:name="co3" style:family="table-column">
      <style:table-column-properties fo:break-before="auto" style:column-width="2.258cm"/>
    </style:style>
    <style:style style:name="co4" style:family="table-column">
      <style:table-column-properties fo:break-before="auto" style:column-width="10.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04cm" fo:break-before="auto" style:use-optimal-row-height="false"/>
    </style:style>
    <style:style style:name="ro5"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style:text-align-source="value-type" style:repeat-content="false" fo:wrap-option="no-wrap"/>
      <style:paragraph-properties fo:margin-left="0cm"/>
    </style:style>
    <style:style style:name="ce7" style:family="table-cell" style:parent-style-name="Default">
      <style:text-properties style:font-name-asian="Microsoft YaHei" style:font-name-complex="Arial"/>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row table:style-name="ro1">
          <table:table-cell office:value-type="string" calcext:value-type="string">
            <text:p>Wie wir morgen leben, entscheidet sich hier und jetzt.</text:p>
          </table:table-cell>
          <table:table-cell office:value-type="string" calcext:value-type="string">
            <text:p>Wie unser Leben in Zukunft ist, entscheiden wir jetzt.</text:p>
          </table:table-cell>
          <table:table-cell table:number-columns-repeated="5"/>
        </table:table-row>
        <table:table-row table:style-name="ro1">
          <table:table-cell office:value-type="string" calcext:value-type="string">
            <text:p>Wir sehen gerade.</text:p>
          </table:table-cell>
          <table:table-cell office:value-type="string" calcext:value-type="string">
            <text:p>Im Moment sehen wir</text:p>
          </table:table-cell>
          <table:table-cell table:number-columns-repeated="5"/>
        </table:table-row>
        <table:table-row table:style-name="ro1">
          <table:table-cell office:value-type="string" calcext:value-type="string">
            <text:p>solidarische Gesellschaft</text:p>
          </table:table-cell>
          <table:table-cell office:value-type="string" calcext:value-type="string">
            <text:p>Gesellschaft für alle</text:p>
          </table:table-cell>
          <table:table-cell table:number-columns-repeated="5"/>
        </table:table-row>
        <table:table-row table:style-name="ro1">
          <table:table-cell office:value-type="string" calcext:value-type="string">
            <text:p>gut funktionierender Staat</text:p>
          </table:table-cell>
          <table:table-cell office:value-type="string" calcext:value-type="string">
            <text:p>Staat, der gut helfen kann</text:p>
          </table:table-cell>
          <table:table-cell table:number-columns-repeated="5"/>
        </table:table-row>
        <table:table-row table:style-name="ro1">
          <table:table-cell office:value-type="string" calcext:value-type="string">
            <text:p>öffentliche Investitionen in Infrastruktur</text:p>
          </table:table-cell>
          <table:table-cell office:value-type="string" calcext:value-type="string">
            <text:p>Geld für die öffentliche Infrastruktur</text:p>
          </table:table-cell>
          <table:table-cell table:number-columns-repeated="5"/>
        </table:table-row>
        <table:table-row table:style-name="ro1">
          <table:table-cell table:number-columns-repeated="2" office:value-type="string" calcext:value-type="string">
            <text:p>Wissenschaft und Forschung</text:p>
          </table:table-cell>
          <table:table-cell table:number-columns-repeated="5"/>
        </table:table-row>
        <table:table-row table:style-name="ro1">
          <table:table-cell office:value-type="string" calcext:value-type="string">
            <text:p>kraftvolle Wirtschaft</text:p>
          </table:table-cell>
          <table:table-cell office:value-type="string" calcext:value-type="string">
            <text:p>starke Wirtschaft</text:p>
          </table:table-cell>
          <table:table-cell table:number-columns-repeated="5"/>
        </table:table-row>
        <table:table-row table:style-name="ro1">
          <table:table-cell office:value-type="string" calcext:value-type="string">
            <text:p>starkes, souveränes Europa</text:p>
          </table:table-cell>
          <table:table-cell office:value-type="string" calcext:value-type="string">
            <text:p>starkes Europa</text:p>
          </table:table-cell>
          <table:table-cell table:number-columns-repeated="5"/>
        </table:table-row>
        <table:table-row table:style-name="ro1">
          <table:table-cell office:value-type="string" calcext:value-type="string">
            <text:p>zukunftsfähige Arbeitsplätze</text:p>
          </table:table-cell>
          <table:table-cell office:value-type="string" calcext:value-type="string">
            <text:p>Arbeits-Plätze für die Zukunft</text:p>
          </table:table-cell>
          <table:table-cell table:number-columns-repeated="5"/>
        </table:table-row>
        <table:table-row table:style-name="ro1">
          <table:table-cell office:value-type="string" calcext:value-type="string">
            <text:p>der Kampf gegen den Klimawandel</text:p>
          </table:table-cell>
          <table:table-cell office:value-type="string" calcext:value-type="string">
            <text:p>Kampf gegen den Klima-Wandel</text:p>
          </table:table-cell>
          <table:table-cell table:number-columns-repeated="5"/>
        </table:table-row>
        <table:table-row table:style-name="ro1">
          <table:table-cell table:number-columns-repeated="2" office:value-type="string" calcext:value-type="string">
            <text:p>lebenswerte Zukunft</text:p>
          </table:table-cell>
          <table:table-cell table:number-columns-repeated="5"/>
        </table:table-row>
        <table:table-row table:style-name="ro1">
          <table:table-cell office:value-type="string" calcext:value-type="string">
            <text:p>Gesellschaft des Respekts </text:p>
          </table:table-cell>
          <table:table-cell office:value-type="string" calcext:value-type="string">
            <text:p>Gesellschaft, in der alle gut miteinander leben</text:p>
          </table:table-cell>
          <table:table-cell table:number-columns-repeated="5"/>
        </table:table-row>
        <table:table-row table:style-name="ro1">
          <table:table-cell office:value-type="string" calcext:value-type="string">
            <text:p>souveränes Europa in der Welt</text:p>
          </table:table-cell>
          <table:table-cell office:value-type="string" calcext:value-type="string">
            <text:p>starkes Europa in der Welt</text:p>
          </table:table-cell>
          <table:table-cell table:number-columns-repeated="5"/>
        </table:table-row>
        <table:table-row table:style-name="ro2">
          <table:table-cell office:value-type="string" calcext:value-type="string">
            <text:p>Das ist unser Angebot, das Zukunftsprogramm.</text:p>
          </table:table-cell>
          <table:table-cell table:style-name="ce2" office:value-type="string" calcext:value-type="string">
            <text:p>Wir wollen diese Dinge erreichen. Oder noch besser machen. Dafür haben wir unser Wahl-Programm geschrieben. Es hat den Namen Zukunfts-Programm.</text:p>
          </table:table-cell>
          <table:table-cell table:number-columns-repeated="5"/>
        </table:table-row>
        <table:table-row table:style-name="ro2">
          <table:table-cell office:value-type="string" calcext:value-type="string">
            <text:p>Olaf Scholz wird mit einer Zukunftsregierung unser Land nach vorne bringen. Mit einer Regierung, die sich etwas vornimmt.</text:p>
          </table:table-cell>
          <table:table-cell table:style-name="ce2" office:value-type="string" calcext:value-type="string">
            <text:p>Olaf Scholz will in den nächsten Jahren die Regierung von Deutschland leiten. Er will als Bundes-Kanzler der Chef von der Regierung sein. Und viele Dinge aus dem Zukunfts-Programm umsetzen.</text:p>
          </table:table-cell>
          <table:table-cell table:number-columns-repeated="5"/>
        </table:table-row>
        <table:table-row table:style-name="ro1">
          <table:table-cell office:value-type="string" calcext:value-type="string">
            <text:p>Wir überschreiten gerade die Schwelle zu einer neuen Zeit – nicht nur wegen der Erfahrungen und Folgen der Pandemie.</text:p>
          </table:table-cell>
          <table:table-cell office:value-type="string" calcext:value-type="string">
            <text:p>Für uns beginnt gerade eine neue Zeit. Der Grund dafür ist nicht nur die Corona-Pandemie.</text:p>
          </table:table-cell>
          <table:table-cell table:number-columns-repeated="5"/>
        </table:table-row>
        <table:table-row table:style-name="ro1">
          <table:table-cell office:value-type="string" calcext:value-type="string">
            <text:p>Pandemie</text:p>
          </table:table-cell>
          <table:table-cell office:value-type="string" calcext:value-type="string">
            <text:p>Diese Krankheit gibt es in fast allen Ländern auf der Welt.</text:p>
          </table:table-cell>
          <table:table-cell table:number-columns-repeated="5"/>
        </table:table-row>
        <table:table-row table:style-name="ro2">
          <table:table-cell office:value-type="string" calcext:value-type="string">
            <text:p>Mit dem dringend notwendigen Klimaschutz verändert sich unsere Energieversorgung, wie wir produzieren und konsumieren. </text:p>
          </table:table-cell>
          <table:table-cell table:style-name="ce2" office:value-type="string" calcext:value-type="string">
            <text:p>Auch der Klima-Schutz wird unser Leben stark verändern. Es wird sich Dinge ändern, wie zum Beispiel, wie wir unsere Energie herstellen, wie wir Waren herstellen, wie wir Waren benutzen.</text:p>
          </table:table-cell>
          <table:table-cell table:number-columns-repeated="5"/>
        </table:table-row>
        <table:table-row table:style-name="ro2">
          <table:table-cell office:value-type="string" calcext:value-type="string">
            <text:p>Unsere Kinder und Enkel sollen noch eine Welt haben, in der sie leben können</text:p>
          </table:table-cell>
          <table:table-cell table:style-name="ce2" office:value-type="string" calcext:value-type="string">
            <text:p>Auch unsere Kinder und Enkel sollen später ein gutes Leben haben. Und ihr eigenes Geld verdienen können. Sie sollen auch friedlich mit anderen Menschen zusammen leben können. Und sie sollen gesund leben können.</text:p>
          </table:table-cell>
          <table:table-cell table:number-columns-repeated="5"/>
        </table:table-row>
        <table:table-row table:style-name="ro1">
          <table:table-cell office:value-type="string" calcext:value-type="string">
            <text:p>Bundestag</text:p>
          </table:table-cell>
          <table:table-cell office:value-type="string" calcext:value-type="string">
            <text:p>Der Bundes-Tag ist eine große Gruppe von Frauen und Männern, die Abgeordnete heißen.</text:p>
          </table:table-cell>
          <table:table-cell table:number-columns-repeated="5"/>
        </table:table-row>
        <table:table-row table:style-name="ro1">
          <table:table-cell table:style-name="ce1" office:value-type="string" calcext:value-type="string">
            <text:p>Nicht irgendwie, sondern gesund, in Wohlstand und Frieden. </text:p>
          </table:table-cell>
          <table:table-cell office:value-type="string" calcext:value-type="string">
            <text:p>Sie sollen auch friedlich mit anderen Menschen zusammen leben können. Und sie sollen gesund leben können.</text:p>
          </table:table-cell>
          <table:table-cell table:number-columns-repeated="5"/>
        </table:table-row>
        <table:table-row table:style-name="ro1">
          <table:table-cell office:value-type="string" calcext:value-type="string">
            <text:p>Darum wollen wir, dass Deutschland der erfolgreiche Wirtschaftsstandort mit guten Arbeitsplätzen bleibt. </text:p>
          </table:table-cell>
          <table:table-cell office:value-type="string" calcext:value-type="string">
            <text:p><text:span text:style-name="T1">Deutschland soll ein guter Wirtschafts-Standort mit guten Plätze, wo man arbeiten kann, bleiben</text:span>.</text:p>
          </table:table-cell>
          <table:table-cell table:number-columns-repeated="5"/>
        </table:table-row>
        <table:table-row table:style-name="ro3">
          <table:table-cell table:style-name="ce2" office:value-type="string" calcext:value-type="string">
            <text:p>Dafür werden wir in Wissenschaft, Forschung und die Entwicklung modernster Technologien investieren und Produkte anbieten, die überall auf der Welt gebraucht werden </text:p>
          </table:table-cell>
          <table:table-cell table:style-name="ce2" office:value-type="string" calcext:value-type="string">
            <text:p>Dafür brauchen wir gute Wissenschaftlerinnen und Wissenschaftler. Diese Fach-Leute müssen wir noch besser ausbilden. Die Wissenschaftlerinnen und Wissenschaftler erfinden immer wieder moderne Technik. Die Technik kann uns die Arbeit leichter machen. Und uns auch generell im Leben helfen. Und diese moderne Technik brauchen auch andere Länder</text:p>
          </table:table-cell>
          <table:table-cell table:number-columns-repeated="5"/>
        </table:table-row>
        <table:table-row table:style-name="ro1">
          <table:table-cell office:value-type="string" calcext:value-type="string">
            <text:p>Wir wollen uns der Digitalisierung nicht unterwerfen, sondern sie nutzen, damit sie das Leben besser und leichter macht.</text:p>
          </table:table-cell>
          <table:table-cell office:value-type="string" calcext:value-type="string">
            <text:p>Wir wollen die Digitalisierung gut nutzen. Das heißt: Mit der Digitalisierung soll unser Leben einfacher werden.</text:p>
          </table:table-cell>
          <table:table-cell table:number-columns-repeated="5"/>
        </table:table-row>
        <table:table-row table:style-name="ro1">
          <table:table-cell office:value-type="string" calcext:value-type="string">
            <text:p>Und wir brauchen ein Gesundheitssystem, das beste medizinische Versorgung für alle bietet.</text:p>
          </table:table-cell>
          <table:table-cell office:value-type="string" calcext:value-type="string">
            <text:p>Wir wollen für ein gutes Gesundheits-System sorgen. Alle Bürgerinnen und Bürger müssen eine gute medizinische Versorgung bekommen.</text:p>
          </table:table-cell>
          <table:table-cell table:number-columns-repeated="5"/>
        </table:table-row>
        <table:table-row table:style-name="ro1">
          <table:table-cell office:value-type="string" calcext:value-type="string">
            <text:p>Dafür werden wir Geld in die Hand nehmen, kräftig investieren.</text:p>
          </table:table-cell>
          <table:table-cell office:value-type="string" calcext:value-type="string">
            <text:p>Diese Veränderungen sind notwendig. Sie kosten aber auch viel Geld. Wir müssen das Geld dafür aber ausgeben.</text:p>
          </table:table-cell>
          <table:table-cell table:number-columns-repeated="5"/>
        </table:table-row>
        <table:table-row table:style-name="ro2">
          <table:table-cell table:style-name="ce2" office:value-type="string" calcext:value-type="string">
            <text:p><text:s/>Aber nicht die Bürger*innen mit normalen und kleinen Einkommen sollen das <text:s/>bezahlen. Sie leisten längst genug, daher wollen wir für die große Mehrheit die Steuern senken.</text:p>
          </table:table-cell>
          <table:table-cell table:style-name="ce2" office:value-type="string" calcext:value-type="string">
            <text:p>Die Veränderungen sollen aber nicht Menschen mit wenig Geld bezahlen. Diese Menschen sollen sogar weniger Steuern zahlen müssen. Denn sie bezahlen schon genug für die Gesellschaft.</text:p>
          </table:table-cell>
          <table:table-cell table:number-columns-repeated="5"/>
        </table:table-row>
        <table:table-row table:style-name="ro1">
          <table:table-cell office:value-type="string" calcext:value-type="string">
            <text:p><text:s/>Wer ein sehr hohes Einkommen hat, kann aber mehr leisten.</text:p>
          </table:table-cell>
          <table:table-cell office:value-type="string" calcext:value-type="string">
            <text:p>Das meiste Geld sollen reiche Menschen bezahlen. Denn sie haben dafür genug Geld. Und können mehr Steuern zahlen.</text:p>
          </table:table-cell>
          <table:table-cell table:number-columns-repeated="5"/>
        </table:table-row>
        <table:table-row table:style-name="ro2">
          <table:table-cell office:value-type="string" calcext:value-type="string">
            <text:p>Das gilt auch für globale Digitalkonzerne, die sehr viel Geld verdienen, oft aber kaum Steuern zahlen.</text:p>
          </table:table-cell>
          <table:table-cell table:style-name="ce2" office:value-type="string" calcext:value-type="string">
            <text:p>Auch reiche Konzerne sollen mehr Steuern zahlen. Das sind sehr reiche Firmen. Sie machen überall auf der Welt Geschäfte. Sie zahlen aber nur sehr wenig Steuern.</text:p>
          </table:table-cell>
          <table:table-cell table:number-columns-repeated="5"/>
        </table:table-row>
        <table:table-row table:style-name="ro2">
          <table:table-cell office:value-type="string" calcext:value-type="string">
            <text:p>Wir denken die großen Aufgaben zusammen – nur so entsteht das ganze Bild. Es sind die Zukunftsmissionen von Olaf Scholz, unserem Kanzlerkandidaten.</text:p>
          </table:table-cell>
          <table:table-cell table:style-name="ce2" office:value-type="string" calcext:value-type="string">
            <text:p>Wir denken: Man muss alle Aufgaben zusammen anschauen. Der Grund dafür ist: Die meisten Aufgaben hängen zusammen. Nur so kann man wirklich gute Lösungen finden. Olaf Scholz wird gute Lösungen finden. Davon sind wir überzeugt. Olaf Scholz ist unser Kanzler-Kandidat.</text:p>
          </table:table-cell>
          <table:table-cell table:number-columns-repeated="5"/>
        </table:table-row>
        <table:table-row table:style-name="ro1">
          <table:table-cell office:value-type="string" calcext:value-type="string">
            <text:p>Mobilität</text:p>
          </table:table-cell>
          <table:table-cell table:style-name="ce2" office:value-type="string" calcext:value-type="string">
            <text:p>Mobilität ist ein anderes Wort für: Von einem Ort zu einem anderen kommen.</text:p>
          </table:table-cell>
          <table:table-cell table:number-columns-repeated="5"/>
        </table:table-row>
        <table:table-row table:style-name="ro1">
          <table:table-cell office:value-type="string" calcext:value-type="string">
            <text:p>Schnell und zuverlässig von A nach B kommen</text:p>
          </table:table-cell>
          <table:table-cell table:style-name="ce2" office:value-type="string" calcext:value-type="string">
            <text:p>Alle Menschen sollen schnell und sicher von einem Ort zum anderen kommen.</text:p>
          </table:table-cell>
          <table:table-cell table:number-columns-repeated="5"/>
        </table:table-row>
        <table:table-row table:style-name="ro2">
          <table:table-cell table:style-name="ce2" office:value-type="string" calcext:value-type="string">
            <text:p>Wir fördern die Entwicklung und Produktion von E-Autos und wollen mindestens 15 Millionen in diesem Jahrzehnt in Deutschland auf die Straße bringen</text:p>
          </table:table-cell>
          <table:table-cell table:style-name="ce2" office:value-type="string" calcext:value-type="string">
            <text:p>Wir wollen mehr und bessere Elektro-Autos in Deutschland. Dafür fördern wir die Entwicklung von Elektro-Autos. Ein Elektro-Auto braucht kein Benzin zum Fahren. Es fährt mit Strom aus einer Batterie. Bis 2030 sollen mindestens 15 Millionen Elektro-Autos in Deutschland fahren. </text:p>
          </table:table-cell>
          <table:table-cell table:number-columns-repeated="5"/>
        </table:table-row>
        <table:table-row table:style-name="ro4">
          <table:table-cell table:style-name="ce3" office:value-type="string" calcext:value-type="string">
            <text:p>Mit einem Mobilitätsplan 2030 wollen wir vor allem dem öffentlichen Nahverkehr und dem Schienenverkehr einen kräftigen Schub geben.</text:p>
          </table:table-cell>
          <table:table-cell table:style-name="ce2" office:value-type="string" calcext:value-type="string">
            <text:p>Dafür machen wir einen Mobilitäts-Plan. Wir nennen ihn Mobilitäts-Plan 2030. Die Ziele aus dem Plan wollen wir bis 2030 erreichen. Wir wollen den öffentlichen Nah-Verkehr besser machen Das heißt: Mehr Menschen sollen mit dem Zug oder dem Bus fahren.</text:p>
          </table:table-cell>
          <table:table-cell table:number-columns-repeated="5"/>
        </table:table-row>
        <table:table-row table:style-name="ro2">
          <table:table-cell table:style-name="ce1" office:value-type="string" calcext:value-type="string">
            <text:p>Bahnfahren durch ganz Europa soll zukünftig günstiger und attraktiver als Fliegen sein </text:p>
          </table:table-cell>
          <table:table-cell table:style-name="ce2" office:value-type="string" calcext:value-type="string">
            <text:p>Wir wollen den Schienen-Verkehr besser machen Das heißt: Man soll besser mit dem Zug überall in Europa hinfahren können. Und die Preise dafür sollen auch billiger werden. Wir wollen: Die Menschen sollen lieber mit dem Zug fahren als Fliegen.</text:p>
          </table:table-cell>
          <table:table-cell table:number-columns-repeated="5"/>
        </table:table-row>
        <table:table-row table:style-name="ro2">
          <table:table-cell office:value-type="string" calcext:value-type="string">
            <text:p>Wir sorgen dafür, dass bis zum Jahr 2040 unser Strom vollständig aus erneuerbaren Energien, vor allem Wind und Sonne, kommt.</text:p>
          </table:table-cell>
          <table:table-cell table:style-name="ce2" office:value-type="string" calcext:value-type="string">
            <text:p>Unser Ziel ist: Bis zum Jahr 2040 soll der komplette Strom von Erneuerbaren Energien kommen. Erneuerbare Energie ist zum Beispiel Strom, der aus Wind gemacht wird. Oder Strom, der aus Wasser gemacht wird. </text:p>
          </table:table-cell>
          <table:table-cell table:number-columns-repeated="5"/>
        </table:table-row>
        <table:table-row table:style-name="ro3">
          <table:table-cell office:value-type="string" calcext:value-type="string">
            <text:p>Bis spätestens 2045 soll Deutschland klimaneutral sein.</text:p>
          </table:table-cell>
          <table:table-cell table:style-name="ce2" office:value-type="string" calcext:value-type="string">
            <text:p>Bis zum Jahr 2045 soll Deutschland klimaneutral sein. Klimaneutral heißt: Das Klima verschlechtert sich nicht durch irgendetwas, was die Menschen tun. Schlecht für das Klima ist zum Beispiel das: Strom, der aus Kohle gemacht wird. Deshalb wird es mit uns mehr Erneuerbare Energien geben.</text:p>
          </table:table-cell>
          <table:table-cell table:number-columns-repeated="5"/>
        </table:table-row>
        <table:table-row table:style-name="ro1">
          <table:table-cell office:value-type="string" calcext:value-type="string">
            <text:p>Dafür machen wir Tempo beim Ausbau der Erneuerbaren Energien und der Stromnetze</text:p>
          </table:table-cell>
          <table:table-cell office:value-type="string" calcext:value-type="string">
            <text:p>Und auch die Digitalisierung vom Strom-Netz wollen wir besser machen. Das Strom-Netz sind die Kabel, die den Strom überall hinbringen. </text:p>
          </table:table-cell>
          <table:table-cell table:number-columns-repeated="5"/>
        </table:table-row>
        <table:table-row table:style-name="ro3">
          <table:table-cell office:value-type="string" calcext:value-type="string">
            <text:p>Wir brauchen neue Stromspeicher und eine nachhaltige Wasserstoffproduktion.</text:p>
          </table:table-cell>
          <table:table-cell table:style-name="ce2" office:value-type="string" calcext:value-type="string">
            <text:p>Der Strom soll auch besser gespeichert werden können. Zum Beispiel für Tage, an denen kein Wind weht. Oder keine Sonne scheint. Dafür werden wir neue Lösungen schaffen. Wir wollen auch die Herstellung von Wasser-Stoff besser machen. Auch mit Wasser-Stoff kann man Strom machen. Und die Umwelt wird dabei nicht zerstört</text:p>
          </table:table-cell>
          <table:table-cell table:number-columns-repeated="5"/>
        </table:table-row>
        <table:table-row table:style-name="ro1">
          <table:table-cell office:value-type="string" calcext:value-type="string">
            <text:p>Der Ausbau von Erneuerbaren Energien bringt auch neue, gut bezahlte Arbeitsplätze</text:p>
          </table:table-cell>
          <table:table-cell office:value-type="string" calcext:value-type="string">
            <text:p>Durch die erneuerbaren Energien gibt es auch neue Arbeits-Plätze. Und die Arbeits-Plätze sind gut bezahlt.</text:p>
          </table:table-cell>
          <table:table-cell table:number-columns-repeated="5"/>
        </table:table-row>
        <table:table-row table:style-name="ro1">
          <table:table-cell office:value-type="string" calcext:value-type="string">
            <text:p>Digitale Souveränität in Deutschland und Europa</text:p>
          </table:table-cell>
          <table:table-cell office:value-type="string" calcext:value-type="string">
            <text:p>Digitale Unabhängigkeit für Deutschland und Europa.</text:p>
          </table:table-cell>
          <table:table-cell table:number-columns-repeated="5"/>
        </table:table-row>
        <table:table-row table:style-name="ro2">
          <table:table-cell office:value-type="string" calcext:value-type="string">
            <text:p>Eine digitale Infrastruktur für Deutschland auf Weltniveau – bis 2030. Das ist unser Anspruch.</text:p>
          </table:table-cell>
          <table:table-cell table:style-name="ce2" office:value-type="string" calcext:value-type="string">
            <text:p>Die Digitalisierung in Deutschland muss besser werden. Wir wollen: Deutschland soll bei der Digitalisierung in der Welt ganz vorne sein. Das wollen wir bis zum Jahr 2030 erreichen.</text:p>
          </table:table-cell>
          <table:table-cell table:number-columns-repeated="5"/>
        </table:table-row>
        <table:table-row table:style-name="ro5">
          <table:table-cell office:value-type="string" calcext:value-type="string">
            <text:p>Eine Verwaltung, die den Bürgerinnen und Bürgern einfachen, digitalen Zugang zu ihren Leistungen ermöglich</text:p>
          </table:table-cell>
          <table:table-cell table:style-name="ce2" office:value-type="string" calcext:value-type="string">
            <text:p>Die Verwaltung soll ganz digital werden. Verwaltung bedeutet zum Beispiel: Alle Ämter und Behörden. Das heißt: Man soll bei den Ämtern alles von zu Hause aus machen können. Man soll alles über das Internet machen können.</text:p>
          </table:table-cell>
          <table:table-cell table:number-columns-repeated="5"/>
        </table:table-row>
        <table:table-row table:style-name="ro2">
          <table:table-cell office:value-type="string" calcext:value-type="string">
            <text:p>digital erstklassig ausgestattete Schulen;</text:p>
          </table:table-cell>
          <table:table-cell office:value-type="string" calcext:value-type="string">
            <text:p>Alle Schulen sollen eine sehr gute digitale Ausstattung bekommen. Das heißt zum Beispiel: Jede Schule soll genug moderne Computer haben. </text:p>
            <text:p>Und eine schnelle Verbindung zum Internet haben.</text:p>
          </table:table-cell>
          <table:table-cell table:number-columns-repeated="5"/>
        </table:table-row>
        <table:table-row table:style-name="ro2">
          <table:table-cell office:value-type="string" calcext:value-type="string">
            <text:p>schneller, sicherer und bezahlbarer Internetzugang für alle: die „Gigabit-Gesellschaft“</text:p>
          </table:table-cell>
          <table:table-cell table:style-name="ce2" office:value-type="string" calcext:value-type="string">
            <text:p>Alle Menschen sollen eine schnelle und sichere Internet-Verbindung haben. Das soll für sie auch nicht viel Geld kosten. Alle sollen ohne Probleme das Internet benutzen können. Wir nennen unser Ziel Gigabit-Gesellschaft.</text:p>
          </table:table-cell>
          <table:table-cell table:number-columns-repeated="5"/>
        </table:table-row>
        <table:table-row table:style-name="ro1">
          <table:table-cell office:value-type="string" calcext:value-type="string">
            <text:p>wir beenden die Zweiklassenmedizin durch die Einführung einer solidarischen Bürgerversicherung, in der alle gleich gut behandelt werden.</text:p>
          </table:table-cell>
          <table:table-cell table:style-name="ce2" office:value-type="string" calcext:value-type="string">
            <text:p>Wir werden eine solidarische Bürger-Versicherung einführen. Das heißt: Alle Menschen werden gleich gut behandelt.</text:p>
          </table:table-cell>
          <table:table-cell table:number-columns-repeated="5"/>
        </table:table-row>
        <table:table-row table:style-name="ro1">
          <table:table-cell office:value-type="string" calcext:value-type="string">
            <text:p>Wir wollen höhere Löhne für Pflegekräfte.</text:p>
          </table:table-cell>
          <table:table-cell office:value-type="string" calcext:value-type="string">
            <text:p>Pflegerinnen und Pfleger sollen einen besseren Lohn bekommen.</text:p>
          </table:table-cell>
          <table:table-cell table:number-columns-repeated="5"/>
        </table:table-row>
        <table:table-row table:style-name="ro2">
          <table:table-cell office:value-type="string" calcext:value-type="string">
            <text:p>Wir werden den Eigenanteil für Pflegebedürftige mit kleinen und mittleren Einkommen deckeln</text:p>
          </table:table-cell>
          <table:table-cell table:style-name="ce2" office:value-type="string" calcext:value-type="string">
            <text:p>Hat ein Mensch nicht so viel Geld? Und braucht aber Pflege? Dann soll er dafür nicht zu viel bezahlen müssen. Dafür werden wir ein Gesetz machen.</text:p>
          </table:table-cell>
          <table:table-cell table:number-columns-repeated="5"/>
        </table:table-row>
        <table:table-row table:style-name="ro2">
          <table:table-cell table:style-name="ce2" office:value-type="string" calcext:value-type="string">
            <text:p>Wir wollen Familien besser unterstützen. Durch eine Kindergrundsicherung, die aus Geld und besseren Bildungs- und Freizeitangeboten für alle Kinder besteht</text:p>
          </table:table-cell>
          <table:table-cell table:style-name="ce2" office:value-type="string" calcext:value-type="string">
            <text:p>Wir wollen Familien besser unterstützen. Deshalb wollen wir eine Kinder-Grund-Sicherung einführen. Das ist eine Hilfe mit Geld und die Kinder bekommen die beste Bildung und Freizeitaktivitäten.</text:p>
          </table:table-cell>
          <table:table-cell table:number-columns-repeated="5"/>
        </table:table-row>
        <table:table-row table:style-name="ro1">
          <table:table-cell office:value-type="string" calcext:value-type="string">
            <text:p>Wir führen freie Fahrt für Kinder in Bussen und Bahnen im Nahverkehr ein.</text:p>
          </table:table-cell>
          <table:table-cell office:value-type="string" calcext:value-type="string">
            <text:p>Die Kinder dürfen im Bus und im Zug kostenlos fahren.</text:p>
          </table:table-cell>
          <table:table-cell table:number-columns-repeated="5"/>
        </table:table-row>
        <table:table-row table:style-name="ro2">
          <table:table-cell office:value-type="string" calcext:value-type="string">
            <text:p>Arbeit darf ihren Wert im Alter nicht verlieren. Wer gearbeitet hat, soll auch im Alter den gewohnten Lebensstandard halten können.</text:p>
          </table:table-cell>
          <table:table-cell table:style-name="ce2" office:value-type="string" calcext:value-type="string">
            <text:p>Arbeit muss sich auch lohnen, wenn man älter ist. Damit meinen wir die Zeit, wenn man Rente bekommt. Und nicht mehr arbeiten muss. Hat ein Mensch immer gearbeitet? Dann soll er sich auch in der Rente alles leisten können.</text:p>
          </table:table-cell>
          <table:table-cell table:number-columns-repeated="5"/>
        </table:table-row>
        <table:table-row table:style-name="ro2">
          <table:table-cell office:value-type="string" calcext:value-type="string">
            <text:p>Eine Anhebung des gesetzlichen Rentenalters wird es mit uns nicht geben.</text:p>
          </table:table-cell>
          <table:table-cell table:style-name="ce2" office:value-type="string" calcext:value-type="string">
            <text:p>Wir werden auch das Renten-Alter nicht erhöhen. Renten-Alter heißt: Ab diesem Alter muss man nicht mehr arbeiten und bekommt Rente. Dieses Alter wird mit uns nicht steigen.</text:p>
          </table:table-cell>
          <table:table-cell table:number-columns-repeated="5"/>
        </table:table-row>
        <table:table-row table:style-name="ro3">
          <table:table-cell table:style-name="ce2" office:value-type="string" calcext:value-type="string">
            <text:p>Respekt drückt sich auch in einer Gesellschaft aus, die inklusiv und solidarisch ist, die individuelle Lebenslagen anerkennt und es allen möglich macht, am gesellschaftlichen Leben teilzunehmen.</text:p>
          </table:table-cell>
          <table:table-cell table:style-name="ce2" office:value-type="string" calcext:value-type="string">
            <text:p>Die Menschen in der Gesellschaft respektieren sich auch. Das heißt zum Beispiel: Sie gehen gut miteinander um. Und sie nehmen die Meinung von jedem Menschen ernst. Jeder Mensch ist gleich viel wert und soll hier so leben könne, wie er will. Und wer anders ist soll deswegen keinen Nachteil haben.</text:p>
          </table:table-cell>
          <table:table-cell table:number-columns-repeated="5"/>
        </table:table-row>
        <table:table-row table:style-name="ro1">
          <table:table-cell office:value-type="string" calcext:value-type="string">
            <text:p>gerechte Löhne</text:p>
          </table:table-cell>
          <table:table-cell office:value-type="string" calcext:value-type="string">
            <text:p>Jeder Mensch soll von seiner Arbeit gut leben können.</text:p>
          </table:table-cell>
          <table:table-cell table:number-columns-repeated="5"/>
        </table:table-row>
        <table:table-row table:style-name="ro1">
          <table:table-cell office:value-type="string" calcext:value-type="string">
            <text:p>gerechte Mieten</text:p>
          </table:table-cell>
          <table:table-cell office:value-type="string" calcext:value-type="string">
            <text:p>Jeder Mensch soll eine Wohnung finden können. Und die Miete dafür bezahlen können. Auch, wenn er nicht so viel Geld hat.</text:p>
          </table:table-cell>
          <table:table-cell table:number-columns-repeated="5"/>
        </table:table-row>
        <table:table-row table:style-name="ro1">
          <table:table-cell office:value-type="string" calcext:value-type="string">
            <text:p>sichere Rente</text:p>
          </table:table-cell>
          <table:table-cell office:value-type="string" calcext:value-type="string">
            <text:p>Hat man immer gearbeitet? Dann soll man eine Rente bekommen. Und man soll mit dem Geld gut leben können.</text:p>
          </table:table-cell>
          <table:table-cell table:number-columns-repeated="5"/>
        </table:table-row>
        <table:table-row table:style-name="ro1">
          <table:table-cell office:value-type="string" calcext:value-type="string">
            <text:p>gute Pflege</text:p>
          </table:table-cell>
          <table:table-cell office:value-type="string" calcext:value-type="string">
            <text:p>Braucht ein Mensch Pflege? Dann muss er sie auch bekommen können. Und muss sie auch bezahlen können. </text:p>
          </table:table-cell>
          <table:table-cell table:number-columns-repeated="5"/>
        </table:table-row>
        <table:table-row table:style-name="ro1">
          <table:table-cell office:value-type="string" calcext:value-type="string">
            <text:p>Diskriminieren</text:p>
          </table:table-cell>
          <table:table-cell table:style-name="ce2" office:value-type="string" calcext:value-type="string">
            <text:p>Ein Mensch wird schlechter behandelt als ein anderer Mensch. Obwohl es ungerecht ist.</text:p>
          </table:table-cell>
          <table:table-cell table:number-columns-repeated="5"/>
        </table:table-row>
        <table:table-row table:style-name="ro1">
          <table:table-cell table:style-name="ce7" office:value-type="string" calcext:value-type="string">
            <text:p>Arbeit ist für viele Bürgerinnen und Bürger identitätsstiftend.</text:p>
          </table:table-cell>
          <table:table-cell office:value-type="string" calcext:value-type="string">
            <text:p>Arbeit ist für viele Menschen sehr wichtig. Und sie sind stolz auf ihre Arbeit.</text:p>
          </table:table-cell>
          <table:table-cell table:number-columns-repeated="5"/>
        </table:table-row>
        <table:table-row table:style-name="ro1">
          <table:table-cell office:value-type="string" calcext:value-type="string">
            <text:p>Jede Arbeit muss ordentlich entlohnt werden.</text:p>
          </table:table-cell>
          <table:table-cell office:value-type="string" calcext:value-type="string">
            <text:p>Man muss von dem Geld leben können. Egal, was man für eine Arbeit macht.</text:p>
          </table:table-cell>
          <table:table-cell table:number-columns-repeated="5"/>
        </table:table-row>
        <table:table-row table:style-name="ro1">
          <table:table-cell office:value-type="string" calcext:value-type="string">
            <text:p>Für jede Arbeit muss man einen gerechten Lohn bekommen</text:p>
          </table:table-cell>
          <table:table-cell office:value-type="string" calcext:value-type="string">
            <text:p>Man muss von dem Geld leben können. Egal, was man für eine Arbeit macht.</text:p>
          </table:table-cell>
          <table:table-cell table:number-columns-repeated="5"/>
        </table:table-row>
        <table:table-row table:style-name="ro1">
          <table:table-cell office:value-type="string" calcext:value-type="string">
            <text:p><text:span text:style-name="T1">Wir </text:span>werden die Garantie auf einen Ausbildungsplatz und das Recht auf Weiterbildung und einen beruflichen Neustart schaffen. </text:p>
          </table:table-cell>
          <table:table-cell table:style-name="ce2" office:value-type="string" calcext:value-type="string">
            <text:p>Jeder Mensch soll einen Beruf lernen können, der ihm gefällt. Und die Möglichkeit haben, in seinem Beruf besser zu werden.</text:p>
          </table:table-cell>
          <table:table-cell table:number-columns-repeated="5"/>
        </table:table-row>
        <table:table-row table:style-name="ro1">
          <table:table-cell office:value-type="string" calcext:value-type="string">
            <text:p>Wohnen ist Menschenrecht</text:p>
          </table:table-cell>
          <table:table-cell office:value-type="string" calcext:value-type="string">
            <text:p>Jeder Mensch hat das Recht auf eine Wohnung.</text:p>
          </table:table-cell>
          <table:table-cell table:number-columns-repeated="5"/>
        </table:table-row>
        <table:table-row table:style-name="ro2">
          <table:table-cell table:style-name="ce2" office:value-type="string" calcext:value-type="string">
            <text:p>Wir schaffen mehr Wohnraum durch den Bau von jährlich 400.000 Wohnungen, davon sind 100.000 öffentlich gefördert. Diese Wohnungen sollen von jedem bezahlbar sein</text:p>
          </table:table-cell>
          <table:table-cell table:style-name="ce2" office:value-type="string" calcext:value-type="string">
            <text:p>Der Staat muss mehr Wohnungen bauen. Das Fach-Wort für solche Wohnungen ist Sozial-Wohnungen. Wir werden jedes Jahr 100-Tausend Sozial-Wohnungen bauen. Und wir werden jedes Jahr noch 300-Tausend.</text:p>
          </table:table-cell>
          <table:table-cell table:number-columns-repeated="5"/>
        </table:table-row>
        <table:table-row table:style-name="ro2">
          <table:table-cell table:style-name="ce8" office:value-type="string" calcext:value-type="string">
            <text:p>Der Anstieg der Mieten wird gebremst, indem Mieten in angespannten Wohnlagen zeitlich befristet nur in der Höhe der Inflationsrate steigen dürfen.</text:p>
          </table:table-cell>
          <table:table-cell table:style-name="ce1" office:value-type="string" calcext:value-type="string">
            <text:p>Die Mieten dürfen nicht so schnell teurer werden. Dafür werden wir neue Gesetze machen. Das werden wir dort machen, wo Mieten besonders schnell teurer werden. </text:p>
          </table:table-cell>
          <table:table-cell table:number-columns-repeated="5"/>
        </table:table-row>
        <table:table-row table:style-name="ro3">
          <table:table-cell table:style-name="ce2" office:value-type="string" calcext:value-type="string">
            <text:p>Wir stehen für eine offene und gerechte Gesellschaft, in der alle gleiche Chancen haben – frei von Diskriminierung, unabhängig von Herkunft, Geschlecht, Religion, Behinderung oder von sexueller Orientierung</text:p>
          </table:table-cell>
          <table:table-cell table:style-name="ce2" office:value-type="string" calcext:value-type="string">
            <text:p>Wir wollen: Alle Menschen sollen die gleichen Chancen und Möglichkeiten haben. Und die Gesellschaft soll offen und gerecht sein. Das heißt: Alle Menschen sollen gut miteinander umgehen. Niemand soll angegriffen werden, weil er anders ist. Vor allem darf kein Mensch deswegen schlechter behandelt werden, weil er anders ist.</text:p>
          </table:table-cell>
          <table:table-cell table:number-columns-repeated="5"/>
        </table:table-row>
        <table:table-row table:style-name="ro1">
          <table:table-cell office:value-type="string" calcext:value-type="string">
            <text:p>Wir werden dafür sorgen, dass in Führungspositionen genauso viele Frauen wie Männer arbeiten</text:p>
          </table:table-cell>
          <table:table-cell office:value-type="string" calcext:value-type="string">
            <text:p>Es sollen genauso viele Frauen wie Männer Politik machen.</text:p>
          </table:table-cell>
          <table:table-cell table:number-columns-repeated="5"/>
        </table:table-row>
        <table:table-row table:style-name="ro2">
          <table:table-cell table:style-name="ce2" office:value-type="string" calcext:value-type="string">
            <text:p>Wir werden dafür sorgen, dass Vereine, Projekte und Initiativen, die sich gegen Rassismus und Rechtsextremismus einsetzen, dauerhaft gefördert werden, statt immer wieder neu Fördergelder beantragen zu müssen. </text:p>
          </table:table-cell>
          <table:table-cell table:style-name="ce2" office:value-type="string" calcext:value-type="string">
            <text:p>Besonders unterstützen wollen wir solche Vereine, Projekte und Gruppen, die sich gegen Rassismus und Rechts-Extremismus einsetzen. Rassismus heißt: Menschen behandeln andere Menschen schlecht. Und hassen sie sogar. Rechts-Extremismus ist so ähnlich wie Rassismus.</text:p>
          </table:table-cell>
          <table:table-cell table:number-columns-repeated="5"/>
        </table:table-row>
        <table:table-row table:style-name="ro1">
          <table:table-cell table:style-name="ce2" office:value-type="string" calcext:value-type="string">
            <text:p>Dialog</text:p>
          </table:table-cell>
          <table:table-cell table:style-name="ce2" office:value-type="string" calcext:value-type="string">
            <text:p>Miteinander über Dinge zu sprechen.</text:p>
          </table:table-cell>
          <table:table-cell table:number-columns-repeated="5"/>
        </table:table-row>
        <table:table-row table:style-name="ro2">
          <table:table-cell table:style-name="ce7" office:value-type="string" calcext:value-type="string">
            <text:p>Vieles, was in Europa richtig ist, gilt auch darüber hinaus: gemeinsam große Aufgaben annehmen und lösen.</text:p>
          </table:table-cell>
          <table:table-cell table:style-name="ce2" office:value-type="string" calcext:value-type="string">
            <text:p>Wir machen in Europa viele Dinge richtig. Aber viele Aufgaben sind auch für die ganze Welt wichtig. Auch diese Aufgaben müssen wir zusammen lösen.</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0" number:min-decimal-places="0" number:min-integer-digits="1"/>
      <number:text> </number:text>
      <number:currency-symbol number:language="bg" number:country="BG">лв.</number:currency-symbol>
    </number:currency-style>
    <number:currency-style style:name="N112">
      <number:text>- </number:text>
      <number:number number:decimal-places="0" number:min-decimal-places="0" number:min-integer-digits="1"/>
      <number:text> </number:text>
      <number:currency-symbol number:language="bg" number:country="BG">лв.</number:currency-symbol>
      <style:map style:condition="value()&gt;=0" style:apply-style-name="N112P0"/>
    </number:currency-style>
    <number:currency-style style:name="N114P0" style:volatile="true">
      <number:number number:decimal-places="2" number:min-decimal-places="2" number:min-integer-digits="1"/>
      <number:text> </number:text>
      <number:currency-symbol number:language="bg" number:country="BG">лв.</number:currency-symbol>
    </number:currency-style>
    <number:currency-style style:name="N114">
      <number:text>- </number:text>
      <number:number number:decimal-places="2" number:min-decimal-places="2" number:min-integer-digits="1"/>
      <number:text> </number:text>
      <number:currency-symbol number:language="bg" number:country="BG">лв.</number:currency-symbol>
      <style:map style:condition="value()&gt;=0" style:apply-style-name="N114P0"/>
    </number:currency-style>
    <number:currency-style style:name="N115P0" style:volatile="true">
      <number:number number:decimal-places="0" number:min-decimal-places="0" number:min-integer-digits="1"/>
      <number:text> </number:text>
      <number:currency-symbol number:language="bg" number:country="BG">лв.</number:currency-symbol>
    </number:currency-style>
    <number:currency-style style:name="N115">
      <style:text-properties fo:color="#ff0000"/>
      <number:text>- </number:text>
      <number:number number:decimal-places="0" number:min-decimal-places="0" number:min-integer-digits="1"/>
      <number:text> </number:text>
      <number:currency-symbol number:language="bg" number:country="BG">лв.</number:currency-symbol>
      <style:map style:condition="value()&gt;=0" style:apply-style-name="N115P0"/>
    </number:currency-style>
    <number:currency-style style:name="N116P0" style:volatile="true">
      <number:number number:decimal-places="2" number:min-decimal-places="2" number:min-integer-digits="1"/>
      <number:text> </number:text>
      <number:currency-symbol number:language="bg" number:country="BG">лв.</number:currency-symbol>
    </number:currency-style>
    <number:currency-style style:name="N116">
      <style:text-properties fo:color="#ff0000"/>
      <number:text>- </number:text>
      <number:number number:decimal-places="2" number:min-decimal-places="2" number:min-integer-digits="1"/>
      <number:text> </number:text>
      <number:currency-symbol number:language="bg" number:country="BG">лв.</number:currency-symbol>
      <style:map style:condition="value()&gt;=0" style:apply-style-name="N116P0"/>
    </number:currency-style>
    <number:currency-style style:name="N118P0" style:volatile="true">
      <number:number number:decimal-places="2" number:min-decimal-places="0" number:min-integer-digits="1" number:decimal-replacement="--"/>
      <number:text> </number:text>
      <number:currency-symbol number:language="bg" number:country="BG">лв.</number:currency-symbol>
    </number:currency-style>
    <number:currency-style style:name="N118">
      <style:text-properties fo:color="#ff0000"/>
      <number:text>- </number:text>
      <number:number number:decimal-places="2" number:min-decimal-places="0" number:min-integer-digits="1" number:decimal-replacement="--"/>
      <number:text> </number:text>
      <number:currency-symbol number:language="bg" number:country="BG">лв.</number:currency-symbol>
      <style:map style:condition="value()&gt;=0" style:apply-style-name="N118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5:50:01.093000000</meta:creation-date>
    <meta:editing-duration>PT1H21M52S</meta:editing-duration>
    <meta:editing-cycles>29</meta:editing-cycles>
    <meta:generator>LibreOffice/7.2.5.2$Windows_X86_64 LibreOffice_project/499f9727c189e6ef3471021d6132d4c694f357e5</meta:generator>
    <dc:date>2022-03-28T13:03:22.653000000</dc:date>
    <meta:document-statistic meta:table-count="1" meta:cell-count="140" meta:object-count="0"/>
  </office:meta>
</office:document-meta>
</file>